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5-05-2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5-04-2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5-02-2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5-01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4-12-3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4-11-2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4-10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4-09-2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4-09-09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4-08-3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4-07-3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4-07-19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4-06-2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4-05-2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4-04-2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4-03-2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4-01-2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3-12-2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3-11-2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3-10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3-10-19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3-09-25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3-08-2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3-07-26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3-06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3-05-2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3-04-2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3-03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3-02-2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2-12-2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2-12-13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2-11-2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2-10-2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2-09-2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2-08-3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2-07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2-06-2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2-06-03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2-05-2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2-04-28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2-03-28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2-02-23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2-01-2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1-12-28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1-11-2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1-10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1-09-2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1-08-2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1-07-26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1-06-2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1-05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1-04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1-03-3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1-02-2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1-01-2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0-12-2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0-11-2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0-10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0-09-2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0-08-31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0-07-31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0-07-0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0-06-26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0-05-2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0-04-2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0-02-26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20-01-28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9-12-2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9-11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9-10-3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9-09-2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9-08-29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9-07-2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9-06-2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9-05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9-04-30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9-03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9-02-2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9-02-01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8-12-0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8-10-30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8-10-02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8-08-29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8-07-31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8-06-26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8-05-3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8-04-2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8-03-3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8-02-2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8-01-2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7-12-2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7-11-2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7-10-27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7-09-28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7-09-02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7-07-2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7-06-3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7-06-01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1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0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1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8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6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3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200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9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3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215072483101</text:p>
          </table:table-cell>
          <table:table-cell office:value-type="string" calcext:value-type="string">
            <text:p>VT-WAW <text:s text:c="3"/>2</text:p>
          </table:table-cell>
          <table:table-cell office:value-type="string" calcext:value-type="string">
            <text:p>1975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12" meta:object-count="0"/>
    <meta:user-defined meta:name="AppVersion">3.0</meta:user-defined>
  </office:meta>
</office:document-meta>
</file>